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859929421008079544" text:style-name="L1">
        <text:list-item>
          <text:p text:style-name="P155"><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oft-page-break/><text:span text:style-name="T74">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text:soft-page-break/>–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text:soft-page-break/></text:p>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text:soft-page-break/>«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text:soft-page-break/>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soft-page-break/>…</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text:soft-page-break/>–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text:soft-page-break/>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text:span><text:span text:style-name="T25">к нации </text:span><text:span text:style-name="T25">Её Высочества, принцессы Луны</text:span><text:span text:style-name="T25">: </text:span><text:span text:style-name="T25">ввиду чрезвычайных обстоятельств </text:span><text:span text:style-name="T25">распоряжением </text:span><text:span text:style-name="T25">Ночной</text:span><text:span text:style-name="T25"> </text:span><text:span text:style-name="T25">Главы Диархии </text:span><text:span text:style-name="T25">пятница отводится для </text:span><text:span text:style-name="T25">безоплатных работ по возведению </text:span><text:span text:style-name="T25">мостов через провалы. Расписание работ </text:span><text:span text:style-name="T25">трудовых</text:span><text:span text:style-name="T25"> бригад по участкам…</text:span><text:span text:style-name="T51">».</text:span> «<text:span text:style-name="T24">Нехватка пегасов-погодников: указ принцессы Луны разрешает набор в погодные команды пегасов </text:span><text:span text:style-name="T24">с аттестацией </text:span><text:span text:style-name="T24">по ускоренному курсу</text:span>». «<text:span text:style-name="T24">Вести из п</text:span><text:span text:style-name="T24">ровинци</text:span><text:span text:style-name="T24">и</text:span><text:span text:style-name="T24">: </text:span><text:span text:style-name="T24">Груммингтон, Снортинг и <text:s/>Питсвилль накрыло пятно магической деградации.</text:span><text:span text:style-name="T24"> </text:span><text:span text:style-name="T24">В</text:span><text:span text:style-name="T24">олонтёр</text:span><text:span text:style-name="T24">ы</text:span><text:span text:style-name="T24"> устанавливают предупреждающие знаки и указатели объезда поражённой области…</text:span>». «<text:span text:style-name="T24">Криминальный мир: </text:span><text:span text:style-name="T24">опасный </text:span><text:span text:style-name="T24">преступник, </text:span><text:span text:style-name="T24">примат «анонимус», всё ещё на свободе! Награда за </text:span><text:span text:style-name="T24">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text:soft-page-break/>–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text:soft-page-break/>–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text:soft-page-break/>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text:soft-page-break/>–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text:soft-page-break/></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text:soft-page-break/></text:p>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text:soft-page-break/>–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text:soft-page-break/>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text:soft-page-break/>–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text:soft-page-break/>–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oft-page-break/><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метров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oft-page-break/><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text:span><text:span text:style-name="T1">расположение </text:span><text:span text:style-name="T1">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1"><text:span text:style-name="T27">Передо мной пронеслась вся наша история с Дэш, от </text:span><text:span text:style-name="T27">похода к Зекоре</text:span><text:span text:style-name="T27">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text:span><text:span text:style-name="T27">была </text:span><text:span text:style-name="T27">мне </text:span><text:span text:style-name="T27">симпатична</text:span><text:span text:style-name="T27">, хоть я и </text:span><text:span text:style-name="T27">никогда </text:span><text:span text:style-name="T27">не рассматривал её в качестве партнёра. И, блядь, у меня уже месяц секса не было!</text:span></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oft-page-break/><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text:span><text:span text:style-name="T1">Да, у меня были отношения с Селестией. Но с ней</text:span><text:span text:style-name="T1">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text:soft-page-break/>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text:soft-page-break/>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1">«</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text:span><text:span text:style-name="T9">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text:soft-page-break/>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oft-page-break/><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oft-page-break/><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text:soft-page-break/>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text:soft-page-break/>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text:soft-page-break/></text:p>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soft-page-break/>…</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text:soft-page-break/>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oft-page-break/><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text:soft-page-break/></text:p>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text:soft-page-break/></text:p>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text:soft-page-break/>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text:soft-page-break/>–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text:soft-page-break/></text:p>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text:soft-page-break/>–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text:soft-page-break/>–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text:soft-page-break/>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text:soft-page-break/></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text:soft-page-break/>–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text:soft-page-break/>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text:soft-page-break/>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text:soft-page-break/></text:p>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text:soft-page-break/>–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2">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text:soft-page-break/></text:p>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text:soft-page-break/></text:p>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text:soft-page-break/>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text:soft-page-break/>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2-31T21:43:39.46</dc:date>
    <meta:editing-duration>P159DT8H17M9S</meta:editing-duration>
    <meta:editing-cycles>10154</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65" meta:paragraph-count="4954" meta:word-count="108224" meta:character-count="688144"/>
  </office:meta>
</office:document-meta>
</file>